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ServiceUnitDescriptorMojo.getComponentProjec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GenerateServiceUnitDescriptorMojo.getServiceUnitAnalyzer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GenerateServiceUnitDescriptorMojo.generateJbiDescripto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GenerateServiceUnitDescriptorMojo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